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32.6mm"/>
    </style:style>
    <style:style style:name="co30" style:family="table-column">
      <style:table-column-properties fo:break-before="auto" style:column-width="32mm"/>
    </style:style>
    <style:style style:name="co31" style:family="table-column">
      <style:table-column-properties fo:break-before="auto" style:column-width="117mm"/>
    </style:style>
    <style:style style:name="co32" style:family="table-column">
      <style:table-column-properties fo:break-before="auto" style:column-width="40.69mm"/>
    </style:style>
    <style:style style:name="co33" style:family="table-column">
      <style:table-column-properties fo:break-before="auto" style:column-width="14.8mm"/>
    </style:style>
    <style:style style:name="co34" style:family="table-column">
      <style:table-column-properties fo:break-before="auto" style:column-width="75.97mm"/>
    </style:style>
    <style:style style:name="co35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2" office:value-type="string" calcext:value-type="string" table:number-columns-spanned="5" table:number-rows-spanned="1">
            <text:p>∞. BÓG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24"/>
          <table:covered-table-cell table:style-name="ce46"/>
          <table:table-cell table:style-name="ce4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46"/>
          <table:table-cell table:style-name="ce91"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3"/>
          <table:table-cell table:style-name="ce10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3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3"/>
          <table:table-cell table:style-name="ce92" table:number-columns-repeated="1011"/>
        </table:table-row>
        <table:table-row table:style-name="ro2">
          <table:table-cell table:style-name="ce8" office:value-type="string" calcext:value-type="string" table:number-columns-spanned="3" table:number-rows-spanned="1">
            <text:p><text:s/>NARODZINY</text:p>
          </table:table-cell>
          <table:covered-table-cell table:style-name="ce8"/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8" office:value-type="string" calcext:value-type="string" table:number-columns-spanned="3" table:number-rows-spanned="1">
            <text:p><text:s/>ZAWIERZENIE I CREDO</text:p>
          </table:table-cell>
          <table:covered-table-cell table:style-name="ce8"/>
          <table:covered-table-cell table:style-name="ce16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2" table:number-rows-spanned="1">
            <text:p>J. SAKRAMENTY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46"/>
          <table:table-cell table:number-columns-repeated="1011"/>
        </table:table-row>
        <table:table-row table:style-name="ro1">
          <table:table-cell table:style-name="ce10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2" table:number-rows-spanned="1">
            <text:p>NAZWA SAKRAMENTU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3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3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CHRZEST ŚWIĘTY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SPOWIEDŹ ŚWIĘTA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OMUNIA ŚWIĘTA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BIERZMOWANIE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NAMASZCZENIE CHORYCH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APŁAŃSTWO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MAŁŻEŃSTWO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46"/>
          <table:table-cell table:number-columns-repeated="1011"/>
        </table:table-row>
        <table:table-row table:style-name="ro1">
          <table:table-cell table:style-name="ce10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74" office:value-type="string" calcext:value-type="string">
            <text:p>POSIADANE IMIONA</text:p>
          </table:table-cell>
          <table:table-cell table:style-name="ce3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78"/>
          <table:covered-table-cell table:style-name="ce3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1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10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"/>
        <table:table-column table:style-name="co12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3" table:default-cell-style-name="ce11"/>
        <table:table-column table:style-name="co14" table:number-columns-repeated="2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PEŁNA NAZWA ŚWIĘTA</text:p>
          </table:table-cell>
          <table:table-cell table:style-name="ce10" office:value-type="string" calcext:value-type="string">
            <text:p>NUMER</text:p>
            <text:p>PATRONA</text:p>
          </table:table-cell>
          <table:table-cell table:style-name="ce1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0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C. MIEJSCA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TYP I NAZWA MIEJSCA</text:p>
          </table:table-cell>
          <table:table-cell table:style-name="ce10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0"/>
          <table:covered-table-cell table:style-name="ce31"/>
          <table:covered-table-cell table:number-columns-repeated="2" table:style-name="ce10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MIEJSCA</text:p>
          </table:table-cell>
          <table:table-cell table:style-name="ce10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0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10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MIEJSCA</text:p>
          </table:table-cell>
          <table:table-cell table:style-name="ce10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0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0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9" table:default-cell-style-name="ce11"/>
        <table:table-column table:style-name="co9" table:number-columns-repeated="3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F. ADORACJE U PATRONA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96" office:value-type="string" calcext:value-type="string">
            <text:p>NUMER</text:p>
            <text:p>ŚWIĄTYNI /</text:p>
            <text:p>OŁTARZA</text:p>
          </table:table-cell>
          <table:table-cell table:style-name="ce10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10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31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96"/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"/>
        <table:table-column table:style-name="co1" table:default-cell-style-name="ce11"/>
        <table:table-column table:style-name="co20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1" table:default-cell-style-name="ce11"/>
        <table:table-column table:style-name="co14" table:default-cell-style-name="ce11"/>
        <table:table-column table:style-name="co22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7"/>
          <table:covered-table-cell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MIEJSCA</text:p>
          </table:table-cell>
          <table:table-cell table:style-name="ce10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0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4" table:default-cell-style-name="ce11"/>
        <table:table-column table:style-name="co14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H. RELIKWIE I GROBY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NAZWA PATRONA</text:p>
          </table:table-cell>
          <table:table-cell table:style-name="ce10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NUMER</text:p>
            <text:p>MIEJSCA</text:p>
          </table:table-cell>
          <table:table-cell table:style-name="ce10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"/>
        <table:table-column table:style-name="co22" table:default-cell-style-name="ce11"/>
        <table:table-column table:style-name="co25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14" table:number-columns-repeated="3" table:default-cell-style-name="ce11"/>
        <table:table-column table:style-name="co8" table:number-columns-repeated="1009" table:default-cell-style-name="ce11"/>
        <table:table-row table:style-name="ro1">
          <table:table-cell table:style-name="ce65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style-name="ce20"/>
          <table:table-cell table:style-name="ce20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3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0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0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5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number-columns-repeated="2" table:style-name="ce20"/>
          <table:covered-table-cell table:style-name="ce23"/>
          <table:covered-table-cell table:number-columns-repeated="2" table:style-name="ce14"/>
          <table:covered-table-cell table:style-name="ce91"/>
          <table:table-cell table:number-columns-repeated="1009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3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0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0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M. OSOB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 table:number-columns-spanned="2" table:number-rows-spanned="1">
            <text:p>PEŁNE NAZWISKO LUB NAZWA OSOBY</text:p>
          </table:table-cell>
          <table:covered-table-cell table:style-name="ce10"/>
          <table:table-cell table:style-name="ce3" office:value-type="string" calcext:value-type="string" table:number-columns-spanned="7" table:number-rows-spanned="1">
            <text:p>INFORMACJE DODATKOWE</text:p>
          </table:table-cell>
          <table:covered-table-cell table:style-name="ce3"/>
          <table:covered-table-cell table:number-columns-repeated="2" table:style-name="ce10"/>
          <table:covered-table-cell table:style-name="ce31"/>
          <table:covered-table-cell table:number-columns-repeated="2" table:style-name="ce10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9" table:default-cell-style-name="ce11"/>
        <table:table-column table:style-name="co22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O. CYTATY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CYTAT PATRONA</text:p>
          </table:table-cell>
          <table:table-cell table:style-name="ce10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0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P. BIALI PATRONI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10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10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0" table:default-cell-style-name="ce11"/>
        <table:table-column table:style-name="co29" table:default-cell-style-name="ce11"/>
        <table:table-column table:style-name="co2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S. SELFIE Z PATRONEM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NAZWA PATRONA</text:p>
          </table:table-cell>
          <table:table-cell table:style-name="ce10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0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T. PATRONI OPIEKUNOWI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1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10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U. PATRONI ORĘDOWNI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1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DODATKOWE</text:p>
            <text:p>INFORMACJE</text:p>
          </table:table-cell>
          <table:table-cell table:style-name="ce10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10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 table:number-columns-spanned="9" table:number-rows-spanned="1">
            <text:p>KOMENTARZ</text:p>
          </table:table-cell>
          <table:covered-table-cell table:style-name="ce10"/>
          <table:covered-table-cell table:number-columns-repeated="2" table:style-name="ce3"/>
          <table:covered-table-cell table:number-columns-repeated="2" table:style-name="ce10"/>
          <table:covered-table-cell table:style-name="ce31"/>
          <table:covered-table-cell table:number-columns-repeated="2" table:style-name="ce10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<text:span text:style-name="T7">YB. </text:span><text:span text:style-name="T8">OSIĄGNIĘCIE:</text:span><text:span text:style-name="T9"> </text:span><text:span text:style-name="T10">PATRONI IMION MOICH NAJBLIŻSZYCH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46" office:value-type="string" calcext:value-type="string">
            <text:p>pl.MyPatrons.org</text:p>
          </table:covered-table-cell>
          <table:table-cell table:style-name="ce46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46"/>
          <table:table-cell table:style-name="ce103" table:number-columns-repeated="3"/>
          <table:table-cell table:style-name="ce91" table:number-columns-repeated="1008"/>
        </table:table-row>
        <table:table-row table:style-name="ro1">
          <table:table-cell table:style-name="ce10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3" office:value-type="string" calcext:value-type="string">
            <text:p>POSIADANE IMIONA</text:p>
          </table:table-cell>
          <table:table-cell table:style-name="ce3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"/>
          <table:covered-table-cell table:style-name="ce3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J. ROCZNICE POŚWIĘCENIA" table:style-name="ta1">
        <table:table-column table:style-name="co9" table:default-cell-style-name="ce11"/>
        <table:table-column table:style-name="co1" table:default-cell-style-name="ce11"/>
        <table:table-column table:style-name="co3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2" table:default-cell-style-name="ce11"/>
        <table:table-column table:style-name="co33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J. ROCZNICE POŚWIĘCENIA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NUMER</text:p>
            <text:p>MIEJSCA</text:p>
          </table:table-cell>
          <table:table-cell table:style-name="ce3" office:value-type="string" calcext:value-type="string">
            <text:p>MIEJSCOWOŚĆ, TYP I TYTUŁ ŚWIĄTYNI</text:p>
          </table:table-cell>
          <table:table-cell table:style-name="ce10" office:value-type="string" calcext:value-type="string" table:number-columns-spanned="4" table:number-rows-spanned="1">
            <text:p>DATA UDZIAŁU W MSZY ŚW.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DODATKOWE</text:p>
            <text:p>INFORMACJE</text:p>
          </table:table-cell>
          <table:table-cell table:style-name="ce31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"/>
        <table:table-column table:style-name="co34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4" table:number-rows-spanned="1">
            <text:p>L. SZKAPLERZE</text:p>
          </table:table-cell>
          <table:covered-table-cell table:style-name="ce14"/>
          <table:covered-table-cell table:style-name="ce20"/>
          <table:covered-table-cell table:style-name="ce2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46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AZWA SZKAPLERZA</text:p>
          </table:table-cell>
          <table:table-cell table:style-name="ce10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10"/>
          <table:table-cell table:style-name="ce10" office:value-type="string" calcext:value-type="string">
            <text:p>NUMER</text:p>
            <text:p>MIEJSCA</text:p>
          </table:table-cell>
          <table:table-cell table:style-name="ce3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.00.0000</text:date>, <text:time style:data-style-name="N2" text:time-value="11:40:18.4831203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7T11:56:54.203522294</dc:date>
    <dc:creator>Andrzej Precz</dc:creator>
    <meta:editing-duration>PT21H8M53S</meta:editing-duration>
    <meta:editing-cycles>367</meta:editing-cycles>
    <meta:document-statistic meta:table-count="20" meta:cell-count="668" meta:object-count="0"/>
  </office:meta>
</office:document-meta>
</file>